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22d55e" officeooo:paragraph-rsid="0022d55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21cf05" officeooo:paragraph-rsid="0021cf05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1ebc5f" officeooo:paragraph-rsid="001fdbb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3fea94" officeooo:paragraph-rsid="003fea94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162e7b" officeooo:paragraph-rsid="00162e7b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font-size="10pt" fo:font-weight="normal" officeooo:rsid="001bbdc8" officeooo:paragraph-rsid="001bbdc8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font-size="10pt" fo:font-weight="normal" officeooo:rsid="00485159" officeooo:paragraph-rsid="00485159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font-size="10pt" fo:font-weight="normal" officeooo:rsid="004bd8d0" officeooo:paragraph-rsid="004bd8d0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P19" style:family="paragraph" style:parent-style-name="Standard" style:list-style-name="L1">
      <style:text-properties fo:font-size="10pt" fo:font-weight="normal" officeooo:rsid="004e4ff0" officeooo:paragraph-rsid="004e4ff0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T1" style:family="text">
      <style:text-properties officeooo:rsid="0014f6c7"/>
    </style:style>
    <style:style style:name="T2" style:family="text">
      <style:text-properties officeooo:rsid="00162e7b"/>
    </style:style>
    <style:style style:name="T3" style:family="text">
      <style:text-properties officeooo:rsid="00169966"/>
    </style:style>
    <style:style style:name="T4" style:family="text">
      <style:text-properties officeooo:rsid="00210bee"/>
    </style:style>
    <style:style style:name="T5" style:family="text">
      <style:text-properties officeooo:rsid="0035ddc2"/>
    </style:style>
    <style:style style:name="T6" style:family="text">
      <style:text-properties officeooo:rsid="0035e422"/>
    </style:style>
    <style:style style:name="T7" style:family="text">
      <style:text-properties officeooo:rsid="0037c28f"/>
    </style:style>
    <style:style style:name="T8" style:family="text">
      <style:text-properties style:text-overline-style="none" style:text-overline-color="font-color"/>
    </style:style>
    <style:style style:name="T9" style:family="text">
      <style:text-properties officeooo:rsid="004a4333" style:text-overline-style="none" style:text-overline-color="font-color"/>
    </style:style>
    <style:style style:name="T10" style:family="text">
      <style:text-properties officeooo:rsid="00405e5e"/>
    </style:style>
    <style:style style:name="T11" style:family="text">
      <style:text-properties officeooo:rsid="004656ef"/>
    </style:style>
    <style:style style:name="T12" style:family="text">
      <style:text-properties officeooo:rsid="0047fc9d"/>
    </style:style>
    <style:style style:name="T13" style:family="text">
      <style:text-properties officeooo:rsid="004a4333"/>
    </style:style>
    <style:style style:name="T14" style:family="text">
      <style:text-properties style:text-overline-style="solid" style:text-overline-width="auto" style:text-overline-color="font-color"/>
    </style:style>
    <style:style style:name="T15" style:family="text">
      <style:text-properties officeooo:rsid="004a4333" style:text-overline-style="solid" style:text-overline-width="auto" style:text-overline-color="font-color"/>
    </style:style>
    <style:style style:name="T16" style:family="text">
      <style:text-properties officeooo:rsid="004656ef" style:text-overline-style="solid" style:text-overline-width="auto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1299778421" text:style-name="L1">
        <text:list-item>
          <text:p text:style-name="P2">DMA system description</text:p>
          <text:list>
            <text:list-item>
              <text:p text:style-name="P3">unless a secondary master requires a command to initiate a bus request, it must include logic to wait for other transfers to <text:span text:style-name="T5">conclude</text:span> before requesting</text:p>
            </text:list-item>
            <text:list-item>
              <text:p text:style-name="P4">PM <text:span text:style-name="T6">must </text:span>wait <text:span text:style-name="T7">and hold ack </text:span>until brq is deasserted</text:p>
              <text:list>
                <text:list-item>
                  <text:p text:style-name="P4">cutting the SM off mid-transaction will lead to corrupt memory.</text:p>
                </text:list-item>
              </text:list>
            </text:list-item>
          </text:list>
        </text:list-item>
        <text:list-item>
          <text:p text:style-name="P5">Timing diagrams for <text:span text:style-name="T4">some</text:span> signals</text:p>
          <text:list>
            <text:list-item>
              <text:p text:style-name="P6">Read Operation</text:p>
            </text:list-item>
            <text:list-item>
              <text:p text:style-name="P6">Write Operation</text:p>
            </text:list-item>
            <text:list-item>
              <text:p text:style-name="P6">Card Select</text:p>
            </text:list-item>
            <text:list-item>
              <text:p text:style-name="P6">Memory Inhibit</text:p>
            </text:list-item>
            <text:list-item>
              <text:p text:style-name="P7">bus arbitration</text:p>
            </text:list-item>
            <text:list-item>
              <text:p text:style-name="P8">Should specify minimum setup/hold, various timings.</text:p>
            </text:list-item>
            <text:list-item>
              <text:p text:style-name="P8">Timings should be pretty loose</text:p>
            </text:list-item>
          </text:list>
        </text:list-item>
        <text:list-item>
          <text:p text:style-name="P9">Define <text:span text:style-name="T1">I/O space</text:span></text:p>
          <text:list>
            <text:list-item>
              <text:p text:style-name="P10">Backplane onboard peripheral<text:span text:style-name="T3">s</text:span> – should be assigned a slot <text:span text:style-name="T2">number – either above all other slots or selectable to take the place of a physical slot.</text:span></text:p>
            </text:list-item>
          </text:list>
        </text:list-item>
        <text:list-item>
          <text:p text:style-name="P9">Discuss address space layouts</text:p>
          <text:list>
            <text:list-item>
              <text:p text:style-name="P11">Acknowledge the fact that different architectures have different layouts</text:p>
            </text:list-item>
            <text:list-item>
              <text:p text:style-name="P12">Primary master defines memory map and must document it.</text:p>
            </text:list-item>
          </text:list>
        </text:list-item>
        <text:list-item>
          <text:p text:style-name="P6">Card-specific signals and implementations</text:p>
          <text:list>
            <text:list-item>
              <text:p text:style-name="P18">CSX</text:p>
            </text:list-item>
            <text:list-item>
              <text:p text:style-name="P18">IRQX</text:p>
            </text:list-item>
            <text:list-item>
              <text:p text:style-name="P10"><text:span text:style-name="T16">V</text:span><text:span text:style-name="T11">&lt;7..0&gt;</text:span></text:p>
            </text:list-item>
          </text:list>
        </text:list-item>
        <text:list-item>
          <text:p text:style-name="P11"><text:span text:style-name="T12">I</text:span>mplementation<text:span text:style-name="T12">s</text:span></text:p>
          <text:list>
            <text:list-item>
              <text:p text:style-name="P11">Address lines</text:p>
              <text:list>
                <text:list-item>
                  <text:p text:style-name="P11"><text:span text:style-name="T12">Masters r</text:span>equired to drive all 20 address lines <text:span text:style-name="T10">tri-state (This is implied already but could be added to 2.1.1.)</text:span></text:p>
                </text:list-item>
              </text:list>
            </text:list-item>
          </text:list>
        </text:list-item>
        <text:list-item>
          <text:p text:style-name="P11">Interrupts</text:p>
          <text:list>
            <text:list-item>
              <text:p text:style-name="P13">If a prioritization mechanism exists, priority must be given to lower IRQs first</text:p>
            </text:list-item>
            <text:list-item>
              <text:p text:style-name="P11">Differences between signals</text:p>
            </text:list-item>
          </text:list>
        </text:list-item>
        <text:list-item>
          <text:p text:style-name="P14">Electrical Specifications</text:p>
        </text:list-item>
        <text:list-item>
          <text:p text:style-name="P15">Technical drawings</text:p>
          <text:list>
            <text:list-item>
              <text:p text:style-name="P15">Card specifications</text:p>
              <text:list>
                <text:list-item>
                  <text:p text:style-name="P15">Specify clearance from mounting holes that must be isolated</text:p>
                </text:list-item>
              </text:list>
            </text:list-item>
          </text:list>
        </text:list-item>
        <text:list-item>
          <text:p text:style-name="P16">Signal Names</text:p>
          <text:list>
            <text:list-item>
              <text:p text:style-name="P16">Some signals could use a better name.</text:p>
              <text:list>
                <text:list-item>
                  <text:p text:style-name="P16"><text:span text:style-name="T14">INTS</text:span> – Should be more distinct from <text:span text:style-name="T14">IRQX</text:span>?</text:p>
                </text:list-item>
                <text:list-item>
                  <text:p text:style-name="P16"><text:span text:style-name="T14">V</text:span>&lt;7..0&gt; - More descriptive, but not to be confused with <text:span text:style-name="T14">IRQX</text:span> or <text:span text:style-name="T14">INTS</text:span></text:p>
                </text:list-item>
                <text:list-item>
                  <text:p text:style-name="P16"><text:span text:style-name="T14">INH</text:span> – More descriptive <text:span text:style-name="T13">(</text:span><text:span text:style-name="T15">MI</text:span><text:span text:style-name="T9">, </text:span><text:span text:style-name="T15">MMI</text:span><text:span text:style-name="T9">?)</text:span></text:p>
                </text:list-item>
                <text:list-item>
                  <text:p text:style-name="P17"><text:span text:style-name="T14">WAIT</text:span>/<text:span text:style-name="T14">HALT</text:span> – more distinct</text:p>
                </text:list-item>
                <text:list-item>
                  <text:p text:style-name="P17"><text:span text:style-name="T14">BRQ</text:span>/<text:span text:style-name="T14">ACK</text:span> – More descriptive (<text:span text:style-name="T14">BRQ</text:span>/<text:span text:style-name="T14">BAK</text:span>, <text:span text:style-name="T14">BUSRQ</text:span>, <text:span text:style-name="T14">BUSAK</text:span>?)</text:p>
                </text:list-item>
                <text:list-item>
                  <text:p text:style-name="P19">FETCH<text:span text:style-name="T8"> – Maybe shorter/more descriptiv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20-09-19T18:14:50.951029676</dc:date>
    <meta:editing-duration>PT5H52M49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272" meta:character-count="1613" meta:non-whitespace-character-count="1413"/>
  </office:meta>
</office:document-meta>
</file>